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amn " svg:font-family="'Times New Roamn'"/>
    <style:font-face style:name="Times New Roman " svg:font-family="'Times New Roman'" style:font-family-generic="roman"/>
    <style:font-face style:name="Helvetica-Bold" svg:font-family="Helvetica-Bold" style:font-family-generic="swiss"/>
    <style:font-face style:name="Lucida Sans1" svg:font-family="'Lucida Sans'" style:font-family-generic="swiss"/>
    <style:font-face style:name="Palatino-Bold" svg:font-family="Palatino-Bold" style:font-family-generic="swiss"/>
    <style:font-face style:name="Palatino-Roman" svg:font-family="Palatino-Roman" style:font-family-generic="swiss"/>
    <style:font-face style:name="XyvisionPiOne" svg:font-family="XyvisionPiOne"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autospace="none"/>
      <style:text-properties style:font-name="Times New Roman1" fo:font-size="12pt" style:font-name-asian="Palatino-Roman" style:font-size-asian="12pt" style:font-name-complex="Palatino-Roman" style:font-size-complex="12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autospace="none"/>
      <style:text-properties style:font-name="Palatino-Bold" fo:font-size="9pt" fo:font-weight="bold" style:font-name-asian="Palatino-Bold" style:font-size-asian="9pt" style:font-weight-asian="bold" style:font-name-complex="Palatino-Bold" style:font-size-complex="9pt" style:font-weight-complex="bold"/>
    </style:style>
    <style:style style:name="P6" style:family="paragraph" style:parent-style-name="Standard">
      <style:paragraph-properties fo:text-align="start" style:justify-single-word="false" style:text-autospace="none"/>
      <style:text-properties style:font-name="Palatino-Roman" fo:font-size="9pt" style:font-name-asian="Palatino-Roman" style:font-size-asian="9pt" style:font-name-complex="Palatino-Roman" style:font-size-complex="9pt"/>
    </style:style>
    <style:style style:name="P7" style:family="paragraph" style:parent-style-name="Standard" style:list-style-name="L1">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style:font-name="Times New Roman1" fo:font-size="12pt" fo:font-weight="normal" style:font-name-asian="Palatino-Roman" style:font-size-asian="12pt" style:font-weight-asian="normal" style:font-name-complex="Palatino-Roman" style:font-size-complex="12pt" style:font-weight-complex="normal"/>
    </style:style>
    <style:style style:name="P9" style:family="paragraph" style:parent-style-name="Standard">
      <style:paragraph-properties fo:text-align="start" style:justify-single-word="false"/>
      <style:text-properties style:font-name="Palatino-Bold" fo:font-size="9pt" fo:font-weight="bold" style:font-name-asian="Palatino-Bold" style:font-size-asian="9pt" style:font-weight-asian="bold" style:font-name-complex="Palatino-Bold" style:font-size-complex="9pt" style:font-weight-complex="bold"/>
    </style:style>
    <style:style style:name="P10" style:family="paragraph" style:parent-style-name="Standard">
      <style:paragraph-properties style:text-autospace="none"/>
      <style:text-properties style:font-name="Palatino-Roman" fo:font-size="9pt" style:font-name-asian="Palatino-Roman" style:font-size-asian="9pt" style:font-name-complex="Palatino-Roman" style:font-size-complex="9pt"/>
    </style:style>
    <style:style style:name="P11" style:family="paragraph" style:parent-style-name="Standard">
      <style:paragraph-properties style:text-autospace="none"/>
      <style:text-properties style:font-name="Times New Roman" fo:font-size="12pt" style:font-name-asian="Palatino-Roman" style:font-size-asian="12pt" style:font-name-complex="Palatino-Roman" style:font-size-complex="12pt"/>
    </style:style>
    <style:style style:name="P12" style:family="paragraph" style:parent-style-name="Standard">
      <style:paragraph-properties style:text-autospace="none"/>
      <style:text-properties style:font-name="Times New Roman " fo:font-size="12pt" style:font-name-asian="Palatino-Roman" style:font-size-asian="12pt" style:font-name-complex="Palatino-Roman" style:font-size-complex="12pt"/>
    </style:style>
    <style:style style:name="P13" style:family="paragraph" style:parent-style-name="Standard" style:list-style-name="">
      <style:paragraph-properties fo:text-align="start" style:justify-single-word="false" style:text-autospace="none"/>
      <style:text-properties style:font-name="Times New Roman " fo:font-size="12pt" style:font-name-asian="Palatino-Roman" style:font-size-asian="12pt" style:font-name-complex="Palatino-Roman" style:font-size-complex="12pt"/>
    </style:style>
    <style:style style:name="P14" style:family="paragraph" style:parent-style-name="Standard" style:list-style-name="">
      <style:paragraph-properties style:text-autospace="none"/>
      <style:text-properties style:font-name="Times New Roman " fo:font-size="12pt" style:font-name-asian="Palatino-Roman" style:font-size-asian="12pt" style:font-name-complex="Palatino-Roman" style:font-size-complex="12pt"/>
    </style:style>
    <style:style style:name="P15" style:family="paragraph" style:parent-style-name="Standard" style:list-style-name="">
      <style:paragraph-properties fo:text-align="start" style:justify-single-word="false" style:text-autospace="none"/>
      <style:text-properties style:font-name="Times New Roman" fo:font-size="10pt" fo:font-weight="normal" style:font-name-asian="Palatino-Roman" style:font-size-asian="10pt" style:font-weight-asian="normal" style:font-name-complex="Palatino-Roman" style:font-size-complex="10pt" style:font-weight-complex="normal"/>
    </style:style>
    <style:style style:name="P16" style:family="paragraph" style:parent-style-name="Standard">
      <style:paragraph-properties style:text-autospace="none"/>
      <style:text-properties style:font-name="Times New Roman" fo:font-size="12pt" style:font-name-asian="Palatino-Roman" style:font-size-asian="12pt" style:font-name-complex="Palatino-Roman" style:font-size-complex="12pt"/>
    </style:style>
    <style:style style:name="P17" style:family="paragraph" style:parent-style-name="Standard" style:list-style-name="">
      <style:paragraph-properties fo:text-align="start" style:justify-single-word="false" style:text-autospace="none"/>
      <style:text-properties style:font-name="Times New Roman" fo:font-size="12pt" style:font-name-asian="Palatino-Roman" style:font-size-asian="12pt" style:font-name-complex="Palatino-Roman" style:font-size-complex="12pt"/>
    </style:style>
    <style:style style:name="P18" style:family="paragraph" style:parent-style-name="Standard">
      <style:paragraph-properties style:text-autospace="none"/>
      <style:text-properties style:font-name="Times New Roman" fo:font-size="12pt" fo:font-weight="normal" style:font-name-asian="Helvetica-Bold" style:font-size-asian="12pt" style:font-weight-asian="normal" style:font-name-complex="Helvetica-Bold" style:font-size-complex="12pt" style:font-weight-complex="normal"/>
    </style:style>
    <style:style style:name="P19" style:family="paragraph" style:parent-style-name="Standard" style:list-style-name="">
      <style:paragraph-properties fo:text-align="start" style:justify-single-word="false" style:text-autospace="none"/>
      <style:text-properties style:font-name="Times New Roman" fo:font-size="12pt" fo:font-weight="normal" style:font-name-asian="Palatino-Roman" style:font-size-asian="12pt" style:font-weight-asian="normal" style:font-name-complex="Palatino-Roman" style:font-size-complex="12pt" style:font-weight-complex="normal"/>
    </style:style>
    <style:style style:name="P20" style:family="paragraph" style:parent-style-name="Standard">
      <style:paragraph-properties style:text-autospace="non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T1" style:family="text">
      <style:text-properties style:font-name-asian="XyvisionPiOne" style:font-name-complex="XyvisionPiOne"/>
    </style:style>
    <style:style style:name="T2" style:family="text">
      <style:text-properties style:font-name="Times New Roman"/>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ministrating Connect Direct V6.0 Statistics - Technical Paper 3</text:p>
      <text:p text:style-name="P1"/>
      <text:p text:style-name="P4">In my third paper about Connect Direct for z/OS statistics I want to discuss how to optimise the statistics setup and show what I have found to be optimum values for the various files.</text:p>
      <text:p text:style-name="P4"/>
      <text:p text:style-name="P4">First lets layout what I am hoping to achieve for my C:D statistics.</text:p>
      <text:p text:style-name="P4"/>
      <text:p text:style-name="P4">The criteria I would like to meet are as follows:-</text:p>
      <text:p text:style-name="P4"/>
      <text:list xml:id="list6931101501809152080" text:style-name="L1">
        <text:list-item>
          <text:list>
            <text:list-item>
              <text:list>
                <text:list-item>
                  <text:p text:style-name="P7">Seven days of statistics available to view online at any time.</text:p>
                </text:list-item>
                <text:list-item>
                  <text:p text:style-name="P7">Archiving of statistics with ability to refer back for up to 60 days.</text:p>
                </text:list-item>
              </text:list>
            </text:list-item>
          </text:list>
        </text:list-item>
      </text:list>
      <text:p text:style-name="P4"/>
      <text:p text:style-name="P4">These two requirements can be achieved but a certain degree of monitoring is required to setup the required files optimally. I will cover archiving setup and usage in my next paper in this series.</text:p>
      <text:p text:style-name="P4"/>
      <text:p text:style-name="P4">Initially as our installation was a new setup I took default values for all files and ran for a period of four weeks. </text:p>
      <text:p text:style-name="P4"/>
      <text:p text:style-name="P4">Using the DGASSTAT utility daily I obtained daily totals of the ESDS files and number of records written. As presented in my previous technical paper in this series the JCL to execute DGASSTAT is shown here:-</text:p>
      <text:p text:style-name="P4"/>
      <text:p text:style-name="P2">//MKT01NDM <text:s text:c="3"/>JOB <text:s text:c="2"/>0,'G.YELDARBO',CLASS=A,MSGLEVEL=(1,1),MSGCLASS=O <text:s text:c="4"/></text:p>
      <text:p text:style-name="P2">//* <text:s text:c="69"/></text:p>
      <text:p text:style-name="P2">//* <text:s text:c="5"/>************************************************************** <text:s/></text:p>
      <text:p text:style-name="P2">//* <text:s text:c="5"/>* <text:s text:c="119"/>* <text:s/></text:p>
      <text:p text:style-name="P2">//* <text:s text:c="5"/>* DGASSTAT TO INTERROGATE ESDS FILE. <text:s text:c="42"/>* <text:s/></text:p>
      <text:p text:style-name="P2">//* <text:s text:c="5"/>* <text:s text:c="119"/>* <text:s/></text:p>
      <text:p text:style-name="P2">//* <text:s text:c="5"/>************************************************************** <text:s/></text:p>
      <text:p text:style-name="P2">//* <text:s text:c="69"/></text:p>
      <text:p text:style-name="P2">//STEP1 <text:s text:c="10"/>EXEC <text:s/>PGM=DGASSTAT <text:s text:c="40"/></text:p>
      <text:p text:style-name="P2">//STEPLIB <text:s text:c="6"/>DD <text:s text:c="5"/>DSN=SYS1.CDI.SDGALINK,DISP=SHR <text:s text:c="22"/></text:p>
      <text:p text:style-name="P2">//ESDS <text:s text:c="12"/>DD <text:s text:c="5"/>DISP=SHR,DSN=NDM.MKTA.STATS.ESDS01 <text:s text:c="18"/></text:p>
      <text:p text:style-name="P2">//SYSOUT <text:s text:c="6"/>DD <text:s text:c="5"/>SYSOUT=* <text:s text:c="2"/></text:p>
      <text:p text:style-name="P2">//STEP2 <text:s text:c="10"/>EXEC <text:s/>PGM=DGASSTAT <text:s text:c="40"/></text:p>
      <text:p text:style-name="P2">//STEPLIB <text:s text:c="6"/>DD <text:s text:c="5"/>DSN=SYS1.CDI.SDGALINK,DISP=SHR <text:s text:c="22"/></text:p>
      <text:p text:style-name="P2">//ESDS <text:s text:c="12"/>DD <text:s text:c="5"/>DISP=SHR,DSN=NDM.MKTA.STATS.ESDS02 <text:s text:c="18"/></text:p>
      <text:p text:style-name="P2">//SYSOUT <text:s text:c="6"/>DD <text:s text:c="5"/>SYSOUT=* <text:s text:c="34"/></text:p>
      <text:p text:style-name="P8"/>
      <text:p text:style-name="P8">The output from the job is too verbose to show here but from the output I can see how many records are written daily. This fluctuated between 11,000 and 29,000 daily. I took average over 7 days and added 10% and rounded up to 210,000 records per week. I decided I would have7 statistic pairs of files and divided the records between them. </text:p>
      <text:p text:style-name="P8"/>
      <text:p text:style-name="P8">This resulted in seven ESDS file definitions of RECORDS(30000). IBM recommend allocating KSDS files with a record value 75% of value of the associated ESDSfile so my KSDS RECORDS parameter became (RECORDS(22500). </text:p>
      <text:p text:style-name="P8"/>
      <text:p text:style-name="P8">Further performance improvements are dependent on CISIZE and buffering. For the ESDS files I selected optimum CISIZE of 32768. Then for KSDS DATA and INDEX components I defined CISIZES of 4096. Finally I took default BUFSP values of 2 * CISIZE for ESDS datasets and for the KSDS 2 * DATA CISIZE + 1 * INDEX CISIZE. </text:p>
      <text:p text:style-name="P8"><text:soft-page-break/>IBM provide quite a good table in the Connect Direct Configuration guide showing impact of different CISZE and BUFSP parameters.</text:p>
      <text:p text:style-name="P8"/>
      <text:p text:style-name="P8">The following is what IBM recommends:-</text:p>
      <text:p text:style-name="P8"/>
      <text:p text:style-name="P9">CI Size <text:tab/><text:tab/>Minimum Size <text:tab/><text:tab/>Optimum Size <text:tab/><text:tab/>Maximum Size</text:p>
      <text:p text:style-name="P6">ESDS (D) <text:tab/>2048 <text:tab/><text:tab/><text:tab/>32768 <text:tab/><text:tab/><text:tab/>32768</text:p>
      <text:p text:style-name="P10">KSDS (D) <text:tab/>4096 <text:tab/><text:tab/><text:tab/>4096 <text:tab/><text:tab/><text:tab/>32768</text:p>
      <text:p text:style-name="P6">KSDS (I) <text:tab/>2560 <text:tab/><text:tab/><text:tab/>4096 <text:tab/><text:tab/><text:tab/>32768</text:p>
      <text:p text:style-name="P5"/>
      <text:p text:style-name="P5">BUFSP (Cluster) Minimum Size <text:tab/><text:tab/>Optimum Size <text:tab/><text:tab/>Maximum Size</text:p>
      <text:p text:style-name="P6">ESDS (D) <text:tab/><text:tab/><text:tab/><text:tab/>2 * CI size (D) <text:tab/><text:tab/>2 * CI size (D) Storage Limit</text:p>
      <text:p text:style-name="P6">KSDS (D) <text:tab/><text:tab/><text:tab/><text:tab/>2 * CI size (D) +<text:tab/><text:tab/>2 * CI size (D) +1 * CI size (I)</text:p>
      <text:p text:style-name="P6"><text:tab/><text:tab/><text:tab/><text:tab/><text:tab/>1 * CI size (I)</text:p>
      <text:p text:style-name="P6"/>
      <text:p text:style-name="P11">By using the optimum values we ensure write and read performance to and from the statistics files is adequate and also optimise VSAM file storage usage.</text:p>
      <text:p text:style-name="P11"/>
      <text:p text:style-name="P11">My job to define my files looks like this:-</text:p>
      <text:p text:style-name="P11"/>
      <text:p text:style-name="P11">//MKT01NDM JOB <text:s text:c="2"/>'G.YELDARBO',CLASS=A,MSGCLASS=Q<text:tab/></text:p>
      <text:p text:style-name="P11">//* <text:s text:c="76"/></text:p>
      <text:p text:style-name="P11">//* NOTE: BUFSP uses default as optimum is to use what VSAM uses <text:s text:c="15"/></text:p>
      <text:p text:style-name="P11">//* <text:s text:c="6"/>as default:- <text:s text:c="57"/></text:p>
      <text:p text:style-name="P11">//* <text:s text:c="76"/></text:p>
      <text:p text:style-name="P11">//* <text:s text:c="6"/>ESDS BUFSP = 2 * CISIZE <text:s text:c="46"/></text:p>
      <text:p text:style-name="P11">//* <text:s text:c="6"/>KSDS BUFSP = (2 * CISIZE DATA) + (1 * CISIZE INDEX) <text:s text:c="18"/></text:p>
      <text:p text:style-name="P11">//* <text:s text:c="76"/></text:p>
      <text:p text:style-name="P11">//* CISIZE are defined as recommended optimum. Records determined by <text:s text:c="11"/></text:p>
      <text:p text:style-name="P11">//* executing DGASSTAT utility against 7 days of ESDS. KSDS RECORDS is <text:s text:c="9"/></text:p>
      <text:p text:style-name="P11">//* 75% of ESDS records. <text:s text:c="55"/></text:p>
      <text:p text:style-name="P11">//* <text:s text:c="76"/></text:p>
      <text:p text:style-name="P11">//LIST <text:s text:c="4"/>EXEC PGM=IDCAMS <text:s text:c="53"/></text:p>
      <text:p text:style-name="P11">//SYSPRINT DD SYSOUT=* <text:s text:c="57"/></text:p>
      <text:p text:style-name="P11">//SYSIN <text:s text:c="3"/>DD * <text:s text:c="64"/></text:p>
      <text:p text:style-name="P11"><text:s text:c="2"/>DELETE (NDM.MKTA.STATS.ESDS01) CLUSTER <text:s text:c="33"/></text:p>
      <text:p text:style-name="P11"><text:s text:c="2"/>DELETE (NDM.MKTA.STATS.KSDS01) CLUSTER <text:s text:c="33"/></text:p>
      <text:p text:style-name="P11"><text:s text:c="2"/>DELETE (NDM.MKTA.STATS.ESDS02) CLUSTER <text:s text:c="33"/></text:p>
      <text:p text:style-name="P11"><text:s text:c="2"/>DELETE (NDM.MKTA.STATS.KSDS02) CLUSTER <text:s text:c="33"/></text:p>
      <text:p text:style-name="P11"><text:s text:c="2"/>/* <text:s/>PAIR 1 <text:s/>*/ <text:s text:c="59"/></text:p>
      <text:p text:style-name="P11"><text:s text:c="2"/>DEFINE CLUSTER <text:s text:c="22"/>- <text:s text:c="39"/></text:p>
      <text:p text:style-name="P11"><text:s text:c="4"/>(NAME(NDM.MKTA.STATS.ESDS01) <text:s text:c="9"/>- <text:s text:c="30"/></text:p>
      <text:p text:style-name="P11"><text:s text:c="5"/>RECORDS(30000) <text:s text:c="19"/>- <text:s text:c="39"/></text:p>
      <text:p text:style-name="P11"><text:s text:c="5"/>VOLUMES(NDMSTV) <text:s text:c="17"/>- <text:s text:c="40"/></text:p>
      <text:p text:style-name="P11"><text:s text:c="5"/>NONINDEXED <text:s text:c="23"/>- <text:s text:c="39"/></text:p>
      <text:p text:style-name="P11"><text:s text:c="5"/>NOIMBED <text:s text:c="26"/>- <text:s text:c="39"/></text:p>
      <text:p text:style-name="P11"><text:s text:c="5"/>REUSE <text:s text:c="28"/>- <text:s text:c="39"/></text:p>
      <text:p text:style-name="P11"><text:s text:c="5"/>RECORDSIZE(275 2048) <text:s text:c="13"/>- <text:s text:c="39"/></text:p>
      <text:p text:style-name="P11"><text:s text:c="5"/>SHAREOPTIONS(2)) <text:s text:c="17"/>- <text:s text:c="39"/></text:p>
      <text:p text:style-name="P11"><text:s text:c="4"/>DATA <text:s text:c="30"/>- <text:s text:c="39"/></text:p>
      <text:p text:style-name="P11"><text:s text:c="5"/>(CONTROLINTERVALSIZE(32768) <text:s text:c="6"/>- <text:s text:c="39"/></text:p>
      <text:p text:style-name="P11"><text:s text:c="6"/>NAME(NDM.MKTA.STATS.ESDS01.DATA)) <text:s text:c="34"/></text:p>
      <text:p text:style-name="P11"><text:s text:c="2"/>DEFINE CLUSTER <text:s text:c="22"/>- <text:s text:c="39"/></text:p>
      <text:p text:style-name="P11"><text:s text:c="4"/>(NAME(NDM.MKTA.STATS.KSDS01) <text:s text:c="9"/>- <text:s text:c="30"/></text:p>
      <text:p text:style-name="P11"><text:soft-page-break/><text:s text:c="5"/>VOLUMES(NDMSTV) <text:s text:c="17"/>- <text:s text:c="40"/></text:p>
      <text:p text:style-name="P11"><text:s text:c="5"/>INDEXED <text:s text:c="26"/>- <text:s text:c="39"/></text:p>
      <text:p text:style-name="P11"><text:s text:c="5"/>NOIMBED <text:s text:c="26"/>- <text:s text:c="39"/></text:p>
      <text:p text:style-name="P11"><text:s text:c="5"/>REUSE <text:s text:c="28"/>- <text:s text:c="39"/></text:p>
      <text:p text:style-name="P11"><text:s text:c="5"/>NOREPLICATE <text:s text:c="22"/>- <text:s text:c="39"/></text:p>
      <text:p text:style-name="P11"><text:s text:c="5"/>FREESPACE(10 5) <text:s text:c="18"/>- <text:s text:c="39"/></text:p>
      <text:p text:style-name="P11"><text:s text:c="5"/>KEYS (27 0) <text:s text:c="22"/>- <text:s text:c="39"/></text:p>
      <text:p text:style-name="P11"><text:s text:c="5"/>RECORDSIZE(32 78) <text:s text:c="16"/>- <text:s text:c="39"/></text:p>
      <text:p text:style-name="P11"><text:s text:c="5"/>SHAREOPTIONS(2)) <text:s text:c="17"/>- <text:s text:c="39"/></text:p>
      <text:p text:style-name="P11"><text:s text:c="4"/>DATA <text:s text:c="30"/>- <text:s text:c="39"/></text:p>
      <text:p text:style-name="P11"><text:s text:c="5"/>(CONTROLINTERVALSIZE(4096) <text:s text:c="7"/>- <text:s text:c="39"/></text:p>
      <text:p text:style-name="P11"><text:s text:c="5"/>RECORDS(22500) <text:s text:c="19"/>- <text:s text:c="39"/></text:p>
      <text:p text:style-name="P11"><text:s text:c="6"/>NAME(NDM.MKTA.STATS.KSDS01.DATA)) <text:s text:c="6"/>- <text:s text:c="26"/></text:p>
      <text:p text:style-name="P11"><text:s text:c="4"/>INDEX <text:s text:c="29"/>- <text:s text:c="39"/></text:p>
      <text:p text:style-name="P11"><text:s text:c="5"/>(CONTROLINTERVALSIZE(4096) <text:s text:c="7"/>- <text:s text:c="39"/></text:p>
      <text:p text:style-name="P11"><text:s text:c="6"/>NAME(NDM.MKTA.STATS.KSDS01.INDEX)) <text:s/></text:p>
      <text:p text:style-name="P11"><text:s text:c="2"/>/* <text:s/>PAIR 2 <text:s/>*/ <text:s text:c="31"/></text:p>
      <text:p text:style-name="P11"><text:s text:c="2"/>DEFINE CLUSTER <text:s text:c="22"/>- <text:s text:c="39"/></text:p>
      <text:p text:style-name="P11"><text:s text:c="4"/>(NAME(NDM.MKTA.STATS.ESDS02) <text:s text:c="9"/>- <text:s text:c="30"/></text:p>
      <text:p text:style-name="P11"><text:s text:c="5"/>RECORDS(30000) <text:s text:c="19"/>- <text:s text:c="39"/></text:p>
      <text:p text:style-name="P11"><text:s text:c="5"/>VOLUMES(NDMSTV) <text:s text:c="17"/>- <text:s text:c="40"/></text:p>
      <text:p text:style-name="P11"><text:s text:c="5"/>NONINDEXED <text:s text:c="23"/>- <text:s text:c="39"/></text:p>
      <text:p text:style-name="P11"><text:s text:c="5"/>NOIMBED <text:s text:c="26"/>- <text:s text:c="39"/></text:p>
      <text:p text:style-name="P11"><text:s text:c="5"/>REUSE <text:s text:c="28"/>- <text:s text:c="39"/></text:p>
      <text:p text:style-name="P11"><text:s text:c="5"/>RECORDSIZE(275 2048) <text:s text:c="13"/>- <text:s text:c="39"/></text:p>
      <text:p text:style-name="P11"><text:s text:c="5"/>SHAREOPTIONS(2)) <text:s text:c="17"/>- <text:s text:c="39"/></text:p>
      <text:p text:style-name="P11"><text:s text:c="4"/>DATA <text:s text:c="30"/>- <text:s text:c="39"/></text:p>
      <text:p text:style-name="P11"><text:s text:c="5"/>(CONTROLINTERVALSIZE(32768) <text:s text:c="6"/>- <text:s text:c="39"/></text:p>
      <text:p text:style-name="P11"><text:s text:c="6"/>NAME(NDM.MKTA.STATS.ESDS02.DATA)) <text:s text:c="34"/></text:p>
      <text:p text:style-name="P11"><text:s text:c="2"/>DEFINE CLUSTER <text:s text:c="22"/>- <text:s text:c="39"/></text:p>
      <text:p text:style-name="P11"><text:s text:c="4"/>(NAME(NDM.MKTA.STATS.KSDS02) <text:s text:c="9"/>- <text:s text:c="30"/></text:p>
      <text:p text:style-name="P11"><text:s text:c="5"/>VOLUMES(NDMSTV) <text:s text:c="17"/>- <text:s text:c="40"/></text:p>
      <text:p text:style-name="P11"><text:s text:c="5"/>INDEXED <text:s text:c="26"/>- <text:s text:c="39"/></text:p>
      <text:p text:style-name="P11"><text:s text:c="5"/>NOIMBED <text:s text:c="26"/>- <text:s text:c="39"/></text:p>
      <text:p text:style-name="P11"><text:s text:c="5"/>REUSE <text:s text:c="28"/>- <text:s text:c="39"/></text:p>
      <text:p text:style-name="P11"><text:s text:c="5"/>NOREPLICATE <text:s text:c="22"/>- <text:s text:c="39"/></text:p>
      <text:p text:style-name="P11"><text:s text:c="5"/>FREESPACE(10 5) <text:s text:c="18"/>- <text:s text:c="39"/></text:p>
      <text:p text:style-name="P11"><text:s text:c="5"/>KEYS (27 0) <text:s text:c="22"/>- <text:s text:c="39"/></text:p>
      <text:p text:style-name="P11"><text:s text:c="5"/>RECORDSIZE(32 78) <text:s text:c="16"/>- <text:s text:c="39"/></text:p>
      <text:p text:style-name="P11"><text:s text:c="5"/>SHAREOPTIONS(2)) <text:s text:c="17"/>- <text:s text:c="39"/></text:p>
      <text:p text:style-name="P11"><text:s text:c="4"/>DATA <text:s text:c="30"/>- <text:s text:c="39"/></text:p>
      <text:p text:style-name="P11"><text:s text:c="5"/>(CONTROLINTERVALSIZE(4096) <text:s text:c="7"/>- <text:s text:c="39"/></text:p>
      <text:p text:style-name="P11"><text:s text:c="5"/>RECORDS(22500) <text:s text:c="19"/>- <text:s text:c="39"/></text:p>
      <text:p text:style-name="P11"><text:s text:c="6"/>NAME(NDM.MKTA.STATS.KSDS02.DATA)) <text:s text:c="6"/>- <text:s text:c="26"/></text:p>
      <text:p text:style-name="P11"><text:s text:c="4"/>INDEX <text:s text:c="29"/>- <text:s text:c="39"/></text:p>
      <text:p text:style-name="P11"><text:s text:c="5"/>(CONTROLINTERVALSIZE(4096) <text:s text:c="7"/>- <text:s text:c="39"/></text:p>
      <text:p text:style-name="P11"><text:s text:c="6"/>NAME(NDM.MKTA.STATS.KSDS02.INDEX)) <text:s text:c="33"/></text:p>
      <text:p text:style-name="P11"><text:s/>/* <text:s/>PAIR 3 <text:s/>*/ <text:s text:c="64"/></text:p>
      <text:p text:style-name="P11"><text:s text:c="2"/>DEFINE CLUSTER <text:s text:c="22"/>- <text:s text:c="39"/></text:p>
      <text:p text:style-name="P11"><text:s text:c="4"/>(NAME(NDM.MKTA.STATS.ESDS03) <text:s text:c="9"/>- <text:s text:c="30"/></text:p>
      <text:p text:style-name="P11"><text:s text:c="5"/>RECORDS(30000) <text:s text:c="19"/>- <text:s text:c="39"/></text:p>
      <text:p text:style-name="P11"><text:s text:c="5"/>VOLUMES(NDMSTV) <text:s text:c="17"/>- <text:s text:c="40"/></text:p>
      <text:p text:style-name="P11"><text:soft-page-break/><text:s text:c="5"/>NONINDEXED <text:s text:c="23"/>- <text:s text:c="39"/></text:p>
      <text:p text:style-name="P11"><text:s text:c="5"/>NOIMBED <text:s text:c="26"/>- <text:s text:c="39"/></text:p>
      <text:p text:style-name="P11"><text:s text:c="5"/>REUSE <text:s text:c="28"/>- <text:s text:c="39"/></text:p>
      <text:p text:style-name="P11"><text:s text:c="5"/>RECORDSIZE(275 2048) <text:s text:c="13"/>- <text:s text:c="39"/></text:p>
      <text:p text:style-name="P11"><text:s text:c="5"/>SHAREOPTIONS(2)) <text:s text:c="17"/>- <text:s text:c="39"/></text:p>
      <text:p text:style-name="P11"><text:s text:c="4"/>DATA <text:s text:c="30"/>- <text:s text:c="39"/></text:p>
      <text:p text:style-name="P11"><text:s text:c="5"/>(CONTROLINTERVALSIZE(32768) <text:s text:c="6"/>- <text:s text:c="39"/></text:p>
      <text:p text:style-name="P11"><text:s text:c="6"/>NAME(NDM.MKTA.STATS.ESDS03.DATA)) <text:s text:c="34"/></text:p>
      <text:p text:style-name="P11"><text:s text:c="2"/>DEFINE CLUSTER <text:s text:c="22"/>- <text:s text:c="39"/></text:p>
      <text:p text:style-name="P11"><text:s text:c="4"/>(NAME(NDM.MKTA.STATS.KSDS03) <text:s text:c="9"/>- <text:s text:c="30"/></text:p>
      <text:p text:style-name="P11"><text:s text:c="5"/>VOLUMES(NDMSTV) <text:s text:c="17"/>- <text:s text:c="40"/></text:p>
      <text:p text:style-name="P11"><text:s text:c="5"/>INDEXED <text:s text:c="26"/>- <text:s text:c="39"/></text:p>
      <text:p text:style-name="P11"><text:s text:c="5"/>NOIMBED <text:s text:c="26"/>- <text:s text:c="39"/></text:p>
      <text:p text:style-name="P11"><text:s text:c="5"/>REUSE <text:s text:c="28"/>- <text:s text:c="39"/></text:p>
      <text:p text:style-name="P11"><text:s text:c="5"/>NOREPLICATE <text:s text:c="22"/>- <text:s text:c="39"/></text:p>
      <text:p text:style-name="P11"><text:s text:c="5"/>FREESPACE(10 5) <text:s text:c="18"/>- <text:s text:c="39"/></text:p>
      <text:p text:style-name="P11"><text:s text:c="5"/>KEYS (27 0) <text:s text:c="22"/>- <text:s text:c="39"/></text:p>
      <text:p text:style-name="P11"><text:s text:c="5"/>RECORDSIZE(32 78) <text:s text:c="16"/>- <text:s text:c="39"/></text:p>
      <text:p text:style-name="P11"><text:s text:c="5"/>SHAREOPTIONS(2)) <text:s text:c="17"/>- <text:s text:c="39"/></text:p>
      <text:p text:style-name="P11"><text:s text:c="4"/>DATA <text:s text:c="30"/>- <text:s text:c="39"/></text:p>
      <text:p text:style-name="P11"><text:s text:c="5"/>(CONTROLINTERVALSIZE(4096) <text:s text:c="7"/>- <text:s text:c="39"/></text:p>
      <text:p text:style-name="P11"><text:s text:c="5"/>RECORDS(22500) <text:s text:c="19"/>- <text:s text:c="39"/></text:p>
      <text:p text:style-name="P11"><text:s text:c="6"/>NAME(NDM.MKTA.STATS.KSDS03.DATA)) <text:s text:c="6"/>- <text:s text:c="26"/></text:p>
      <text:p text:style-name="P11"><text:s text:c="4"/>INDEX <text:s text:c="29"/>- <text:s text:c="39"/></text:p>
      <text:p text:style-name="P11"><text:s text:c="5"/>(CONTROLINTERVALSIZE(4096) <text:s text:c="7"/>- <text:s text:c="39"/></text:p>
      <text:p text:style-name="P11"><text:s text:c="6"/>NAME(NDM.MKTA.STATS.KSDS03.INDEX)) <text:s text:c="33"/></text:p>
      <text:p text:style-name="P11"><text:s text:c="2"/>/* <text:s/>PAIR 4 <text:s/>*/ <text:s text:c="23"/></text:p>
      <text:p text:style-name="P11"><text:s text:c="2"/>DEFINE CLUSTER <text:s text:c="22"/>- <text:s text:c="39"/></text:p>
      <text:p text:style-name="P11"><text:s text:c="4"/>(NAME(NDM.MKTA.STATS.ESDS04) <text:s text:c="9"/>- <text:s text:c="30"/></text:p>
      <text:p text:style-name="P11"><text:s text:c="5"/>RECORDS(30000) <text:s text:c="19"/>- <text:s text:c="39"/></text:p>
      <text:p text:style-name="P11"><text:s text:c="5"/>VOLUMES(NDMSTV) <text:s text:c="17"/>- <text:s text:c="40"/></text:p>
      <text:p text:style-name="P11"><text:s text:c="5"/>NONINDEXED <text:s text:c="23"/>- <text:s text:c="39"/></text:p>
      <text:p text:style-name="P11"><text:s text:c="5"/>NOIMBED <text:s text:c="26"/>- <text:s text:c="39"/></text:p>
      <text:p text:style-name="P11"><text:s text:c="5"/>REUSE <text:s text:c="28"/>- <text:s text:c="39"/></text:p>
      <text:p text:style-name="P11"><text:s text:c="5"/>RECORDSIZE(275 2048) <text:s text:c="13"/>- <text:s text:c="39"/></text:p>
      <text:p text:style-name="P11"><text:s text:c="5"/>SHAREOPTIONS(2)) <text:s text:c="17"/>- <text:s text:c="39"/></text:p>
      <text:p text:style-name="P11"><text:s text:c="4"/>DATA <text:s text:c="30"/>- <text:s text:c="39"/></text:p>
      <text:p text:style-name="P11"><text:s text:c="5"/>(CONTROLINTERVALSIZE(32768) <text:s text:c="6"/>- <text:s text:c="39"/></text:p>
      <text:p text:style-name="P11"><text:s text:c="6"/>NAME(NDM.MKTA.STATS.ESDS04.DATA)) <text:s text:c="34"/></text:p>
      <text:p text:style-name="P11"><text:s text:c="2"/>DEFINE CLUSTER <text:s text:c="22"/>- <text:s text:c="39"/></text:p>
      <text:p text:style-name="P11"><text:s text:c="4"/>(NAME(NDM.MKTA.STATS.KSDS04) <text:s text:c="9"/>- <text:s text:c="30"/></text:p>
      <text:p text:style-name="P11"><text:s text:c="5"/>VOLUMES(NDMSTV) <text:s text:c="17"/>- <text:s text:c="40"/></text:p>
      <text:p text:style-name="P11"><text:s text:c="5"/>INDEXED <text:s text:c="26"/>- <text:s text:c="39"/></text:p>
      <text:p text:style-name="P11"><text:s text:c="5"/>NOIMBED <text:s text:c="26"/>- <text:s text:c="39"/></text:p>
      <text:p text:style-name="P11"><text:s text:c="5"/>REUSE <text:s text:c="28"/>- <text:s text:c="39"/></text:p>
      <text:p text:style-name="P11"><text:s text:c="5"/>NOREPLICATE <text:s text:c="22"/>- <text:s text:c="39"/></text:p>
      <text:p text:style-name="P11"><text:s text:c="5"/>FREESPACE(10 5) <text:s text:c="18"/>- <text:s text:c="39"/></text:p>
      <text:p text:style-name="P11"><text:s text:c="5"/>KEYS (27 0) <text:s text:c="22"/>- <text:s text:c="39"/></text:p>
      <text:p text:style-name="P11"><text:s text:c="5"/>RECORDSIZE(32 78) <text:s text:c="16"/>- <text:s text:c="39"/></text:p>
      <text:p text:style-name="P11"><text:s text:c="5"/>SHAREOPTIONS(2)) <text:s text:c="17"/>- <text:s text:c="39"/></text:p>
      <text:p text:style-name="P11"><text:s text:c="4"/>DATA <text:s text:c="30"/>- <text:s text:c="39"/></text:p>
      <text:p text:style-name="P11"><text:s text:c="5"/>(CONTROLINTERVALSIZE(4096) <text:s text:c="7"/>- <text:s text:c="39"/></text:p>
      <text:p text:style-name="P11"><text:soft-page-break/><text:s text:c="5"/>RECORDS(22500) <text:s text:c="19"/>- <text:s text:c="39"/></text:p>
      <text:p text:style-name="P11"><text:s text:c="6"/>NAME(NDM.MKTA.STATS.KSDS04.DATA)) <text:s text:c="6"/>- <text:s text:c="26"/></text:p>
      <text:p text:style-name="P11"><text:s text:c="4"/>INDEX <text:s text:c="29"/>- <text:s text:c="39"/></text:p>
      <text:p text:style-name="P11"><text:s text:c="5"/>(CONTROLINTERVALSIZE(4096) <text:s text:c="7"/>- <text:s text:c="39"/></text:p>
      <text:p text:style-name="P11"><text:s text:c="6"/>NAME(NDM.MKTA.STATS.KSDS04.INDEX)) <text:s text:c="33"/></text:p>
      <text:p text:style-name="P11"><text:s text:c="2"/>/* <text:s/>PAIR 5 <text:s/>*/ <text:s text:c="23"/></text:p>
      <text:p text:style-name="P11"><text:s text:c="2"/>DEFINE CLUSTER <text:s text:c="22"/>- <text:s text:c="39"/></text:p>
      <text:p text:style-name="P11"><text:s text:c="4"/>(NAME(NDM.MKTA.STATS.ESDS05) <text:s text:c="9"/>- <text:s text:c="30"/></text:p>
      <text:p text:style-name="P11"><text:s text:c="5"/>RECORDS(30000) <text:s text:c="19"/>- <text:s text:c="39"/></text:p>
      <text:p text:style-name="P11"><text:s text:c="5"/>VOLUMES(NDMSTV) <text:s text:c="17"/>- <text:s text:c="40"/></text:p>
      <text:p text:style-name="P11"><text:s text:c="5"/>NONINDEXED <text:s text:c="23"/>- <text:s text:c="39"/></text:p>
      <text:p text:style-name="P11"><text:s text:c="5"/>NOIMBED <text:s text:c="26"/>- <text:s text:c="39"/></text:p>
      <text:p text:style-name="P11"><text:s text:c="5"/>REUSE <text:s text:c="28"/>- <text:s text:c="39"/></text:p>
      <text:p text:style-name="P11"><text:s text:c="5"/>RECORDSIZE(275 2048) <text:s text:c="13"/>- <text:s text:c="39"/></text:p>
      <text:p text:style-name="P11"><text:s text:c="5"/>SHAREOPTIONS(2)) <text:s text:c="17"/>- <text:s text:c="39"/></text:p>
      <text:p text:style-name="P11"><text:s text:c="4"/>DATA <text:s text:c="30"/>- <text:s text:c="39"/></text:p>
      <text:p text:style-name="P11"><text:s text:c="5"/>(CONTROLINTERVALSIZE(32768) <text:s text:c="6"/>- <text:s text:c="39"/></text:p>
      <text:p text:style-name="P11"><text:s text:c="6"/>NAME(NDM.MKTA.STATS.ESDS05.DATA)) <text:s text:c="34"/></text:p>
      <text:p text:style-name="P11"><text:s text:c="2"/>DEFINE CLUSTER <text:s text:c="22"/>- <text:s text:c="39"/></text:p>
      <text:p text:style-name="P11"><text:s text:c="4"/>(NAME(NDM.MKTA.STATS.KSDS05) <text:s text:c="9"/>- <text:s text:c="30"/></text:p>
      <text:p text:style-name="P11"><text:s text:c="5"/>VOLUMES(NDMSTV) <text:s text:c="17"/>- <text:s text:c="40"/></text:p>
      <text:p text:style-name="P11"><text:s text:c="5"/>INDEXED <text:s text:c="26"/>- <text:s text:c="39"/></text:p>
      <text:p text:style-name="P11"><text:s text:c="5"/>NOIMBED <text:s text:c="26"/>- <text:s text:c="39"/></text:p>
      <text:p text:style-name="P11"><text:s text:c="5"/>REUSE <text:s text:c="28"/>- <text:s text:c="39"/></text:p>
      <text:p text:style-name="P11"><text:s text:c="5"/>NOREPLICATE <text:s text:c="22"/>- <text:s text:c="39"/></text:p>
      <text:p text:style-name="P11"><text:s text:c="5"/>FREESPACE(10 5) <text:s text:c="18"/>- <text:s text:c="39"/></text:p>
      <text:p text:style-name="P11"><text:s text:c="5"/>KEYS (27 0) <text:s text:c="22"/>- <text:s text:c="39"/></text:p>
      <text:p text:style-name="P11"><text:s text:c="5"/>RECORDSIZE(32 78) <text:s text:c="16"/>- <text:s text:c="39"/></text:p>
      <text:p text:style-name="P11"><text:s text:c="5"/>SHAREOPTIONS(2)) <text:s text:c="17"/>- <text:s text:c="39"/></text:p>
      <text:p text:style-name="P11"><text:s text:c="4"/>DATA <text:s text:c="30"/>- <text:s text:c="39"/></text:p>
      <text:p text:style-name="P11"><text:s text:c="5"/>(CONTROLINTERVALSIZE(4096) <text:s text:c="7"/>- <text:s text:c="39"/></text:p>
      <text:p text:style-name="P11"><text:s text:c="5"/>RECORDS(22500) <text:s text:c="19"/>- <text:s text:c="39"/></text:p>
      <text:p text:style-name="P11"><text:s text:c="6"/>NAME(NDM.MKTA.STATS.KSDS05.DATA)) <text:s text:c="6"/>- <text:s text:c="26"/></text:p>
      <text:p text:style-name="P11"><text:s text:c="4"/>INDEX <text:s text:c="29"/>- <text:s text:c="39"/></text:p>
      <text:p text:style-name="P11"><text:s text:c="5"/>(CONTROLINTERVALSIZE(4096) <text:s text:c="7"/>- <text:s text:c="39"/></text:p>
      <text:p text:style-name="P11"><text:s text:c="6"/>NAME(NDM.MKTA.STATS.KSDS05.INDEX)) <text:s text:c="33"/></text:p>
      <text:p text:style-name="P11"><text:s text:c="2"/>/* <text:s/>PAIR 6 <text:s/>*/ <text:s text:c="23"/></text:p>
      <text:p text:style-name="P11"><text:s text:c="2"/>DEFINE CLUSTER <text:s text:c="22"/>- <text:s text:c="39"/></text:p>
      <text:p text:style-name="P11"><text:s text:c="4"/>(NAME(NDM.MKTA.STATS.ESDS06) <text:s text:c="9"/>- <text:s text:c="30"/></text:p>
      <text:p text:style-name="P11"><text:s text:c="5"/>RECORDS(30000) <text:s text:c="19"/>- <text:s text:c="39"/></text:p>
      <text:p text:style-name="P11"><text:s text:c="5"/>VOLUMES(NDMSTV) <text:s text:c="17"/>- <text:s text:c="40"/></text:p>
      <text:p text:style-name="P11"><text:s text:c="5"/>NONINDEXED <text:s text:c="23"/>- <text:s text:c="39"/></text:p>
      <text:p text:style-name="P11"><text:s text:c="5"/>NOIMBED <text:s text:c="26"/>- <text:s text:c="39"/></text:p>
      <text:p text:style-name="P11"><text:s text:c="5"/>REUSE <text:s text:c="28"/>- <text:s text:c="39"/></text:p>
      <text:p text:style-name="P11"><text:s text:c="5"/>RECORDSIZE(275 2048) <text:s text:c="13"/>- <text:s text:c="39"/></text:p>
      <text:p text:style-name="P11"><text:s text:c="5"/>SHAREOPTIONS(2)) <text:s text:c="17"/>- <text:s text:c="39"/></text:p>
      <text:p text:style-name="P11"><text:s text:c="4"/>DATA <text:s text:c="30"/>- <text:s text:c="39"/></text:p>
      <text:p text:style-name="P11"><text:s text:c="5"/>(CONTROLINTERVALSIZE(32768) <text:s text:c="6"/>- <text:s text:c="39"/></text:p>
      <text:p text:style-name="P11"><text:s text:c="6"/>NAME(NDM.MKTA.STATS.ESDS06.DATA)) <text:s text:c="34"/></text:p>
      <text:p text:style-name="P11"><text:s text:c="2"/>DEFINE CLUSTER <text:s text:c="22"/>- <text:s text:c="39"/></text:p>
      <text:p text:style-name="P11"><text:s text:c="4"/>(NAME(NDM.MKTA.STATS.KSDS06) <text:s text:c="9"/>- <text:s text:c="30"/></text:p>
      <text:p text:style-name="P11"><text:s text:c="5"/>VOLUMES(NDMSTV) <text:s text:c="17"/>- <text:s text:c="40"/></text:p>
      <text:p text:style-name="P11"><text:soft-page-break/><text:s text:c="5"/>INDEXED <text:s text:c="26"/>- <text:s text:c="39"/></text:p>
      <text:p text:style-name="P11"><text:s text:c="5"/>NOIMBED <text:s text:c="26"/>- <text:s text:c="39"/></text:p>
      <text:p text:style-name="P11"><text:s text:c="5"/>REUSE <text:s text:c="28"/>- <text:s text:c="39"/></text:p>
      <text:p text:style-name="P11"><text:s text:c="5"/>NOREPLICATE <text:s text:c="22"/>- <text:s text:c="39"/></text:p>
      <text:p text:style-name="P11"><text:s text:c="5"/>FREESPACE(10 5) <text:s text:c="18"/>- <text:s text:c="39"/></text:p>
      <text:p text:style-name="P11"><text:s text:c="5"/>KEYS (27 0) <text:s text:c="22"/>- <text:s text:c="39"/></text:p>
      <text:p text:style-name="P11"><text:s text:c="5"/>RECORDSIZE(32 78) <text:s text:c="16"/>- <text:s text:c="39"/></text:p>
      <text:p text:style-name="P11"><text:s text:c="5"/>SHAREOPTIONS(2)) <text:s text:c="17"/>- <text:s text:c="39"/></text:p>
      <text:p text:style-name="P11"><text:s text:c="4"/>DATA <text:s text:c="30"/>- <text:s text:c="39"/></text:p>
      <text:p text:style-name="P11"><text:s text:c="5"/>(CONTROLINTERVALSIZE(4096) <text:s text:c="7"/>- <text:s text:c="39"/></text:p>
      <text:p text:style-name="P11"><text:s text:c="5"/>RECORDS(22500) <text:s text:c="19"/>- <text:s text:c="39"/></text:p>
      <text:p text:style-name="P11"><text:s text:c="6"/>NAME(NDM.MKTA.STATS.KSDS06.DATA)) <text:s text:c="6"/>- <text:s text:c="26"/></text:p>
      <text:p text:style-name="P11"><text:s text:c="4"/>INDEX <text:s text:c="29"/>- <text:s text:c="39"/></text:p>
      <text:p text:style-name="P11"><text:s text:c="5"/>(CONTROLINTERVALSIZE(4096) <text:s text:c="7"/>- <text:s text:c="39"/></text:p>
      <text:p text:style-name="P11"><text:s text:c="6"/>NAME(NDM.MKTA.STATS.KSDS06.INDEX)) <text:s text:c="33"/></text:p>
      <text:p text:style-name="P11"><text:s text:c="2"/>/* <text:s/>PAIR 7 <text:s/>*/ <text:s text:c="23"/></text:p>
      <text:p text:style-name="P11"><text:s text:c="2"/>DEFINE CLUSTER <text:s text:c="22"/>- <text:s text:c="39"/></text:p>
      <text:p text:style-name="P11"><text:s text:c="4"/>(NAME(NDM.MKTA.STATS.ESDS07) <text:s text:c="9"/>- <text:s text:c="30"/></text:p>
      <text:p text:style-name="P11"><text:s text:c="5"/>RECORDS(30000) <text:s text:c="19"/>- <text:s text:c="39"/></text:p>
      <text:p text:style-name="P11"><text:s text:c="5"/>VOLUMES(NDMSTV) <text:s text:c="17"/>- <text:s text:c="40"/></text:p>
      <text:p text:style-name="P11"><text:s text:c="5"/>NONINDEXED <text:s text:c="23"/>- <text:s text:c="39"/></text:p>
      <text:p text:style-name="P11"><text:s text:c="5"/>NOIMBED <text:s text:c="26"/>- <text:s text:c="39"/></text:p>
      <text:p text:style-name="P11"><text:s text:c="5"/>REUSE <text:s text:c="28"/>- <text:s text:c="39"/></text:p>
      <text:p text:style-name="P11"><text:s text:c="5"/>RECORDSIZE(275 2048) <text:s text:c="13"/>- <text:s text:c="39"/></text:p>
      <text:p text:style-name="P11"><text:s text:c="5"/>SHAREOPTIONS(2)) <text:s text:c="17"/>- <text:s text:c="39"/></text:p>
      <text:p text:style-name="P11"><text:s text:c="4"/>DATA <text:s text:c="30"/>- <text:s text:c="39"/></text:p>
      <text:p text:style-name="P11"><text:s text:c="5"/>(CONTROLINTERVALSIZE(32768) <text:s text:c="6"/>- <text:s text:c="39"/></text:p>
      <text:p text:style-name="P11"><text:s text:c="6"/>NAME(NDM.MKTA.STATS.ESDS07.DATA)) <text:s text:c="34"/></text:p>
      <text:p text:style-name="P11"><text:s text:c="2"/>DEFINE CLUSTER <text:s text:c="22"/>- <text:s text:c="39"/></text:p>
      <text:p text:style-name="P11"><text:s text:c="4"/>(NAME(NDM.MKTA.STATS.KSDS07) <text:s text:c="9"/>- <text:s text:c="30"/></text:p>
      <text:p text:style-name="P11"><text:s text:c="5"/>VOLUMES(NDMSTV) <text:s text:c="17"/>- <text:s text:c="40"/></text:p>
      <text:p text:style-name="P11"><text:s text:c="5"/>INDEXED <text:s text:c="26"/>- <text:s text:c="39"/></text:p>
      <text:p text:style-name="P11"><text:s text:c="5"/>NOIMBED <text:s text:c="26"/>- <text:s text:c="39"/></text:p>
      <text:p text:style-name="P11"><text:s text:c="5"/>REUSE <text:s text:c="28"/>- <text:s text:c="39"/></text:p>
      <text:p text:style-name="P11"><text:s text:c="5"/>NOREPLICATE <text:s text:c="22"/>- <text:s text:c="39"/></text:p>
      <text:p text:style-name="P11"><text:s text:c="5"/>FREESPACE(10 5) <text:s text:c="18"/>- <text:s text:c="39"/></text:p>
      <text:p text:style-name="P11"><text:s text:c="5"/>KEYS (27 0) <text:s text:c="22"/>- <text:s text:c="39"/></text:p>
      <text:p text:style-name="P11"><text:s text:c="5"/>RECORDSIZE(32 78) <text:s text:c="16"/>- <text:s text:c="39"/></text:p>
      <text:p text:style-name="P11"><text:s text:c="5"/>SHAREOPTIONS(2)) <text:s text:c="17"/>- <text:s text:c="39"/></text:p>
      <text:p text:style-name="P11"><text:s text:c="4"/>DATA <text:s text:c="30"/>- <text:s text:c="39"/></text:p>
      <text:p text:style-name="P11"><text:s text:c="5"/>(CONTROLINTERVALSIZE(4096) <text:s text:c="7"/>- <text:s text:c="39"/></text:p>
      <text:p text:style-name="P11"><text:s text:c="5"/>RECORDS(22500) <text:s text:c="19"/>- <text:s text:c="39"/></text:p>
      <text:p text:style-name="P11"><text:s text:c="6"/>NAME(NDM.MKTA.STATS.KSDS07.DATA)) <text:s text:c="6"/>- <text:s text:c="26"/></text:p>
      <text:p text:style-name="P11"><text:s text:c="4"/>INDEX <text:s text:c="29"/>- <text:s text:c="39"/></text:p>
      <text:p text:style-name="P11"><text:s text:c="5"/>(CONTROLINTERVALSIZE(4096) <text:s text:c="7"/>- <text:s text:c="39"/></text:p>
      <text:p text:style-name="P11"><text:s text:c="6"/>NAME(NDM.MKTA.STATS.KSDS07.INDEX)) <text:s text:c="33"/></text:p>
      <text:p text:style-name="P11"/>
      <text:p text:style-name="P11">Changing statistics files after they have been used can be achieved in two ways. First of all it is worth detailing how the pairs work a little before detailing the option I chose to replace them.</text:p>
      <text:p text:style-name="P11"/>
      <text:p text:style-name="P12">When Connect Direct starts it performs a verification procedure at initialization. This works as follows:-</text:p>
      <text:p text:style-name="P12"><text:soft-page-break/><text:span text:style-name="T1"/></text:p>
      <text:p text:style-name="P12"><text:tab/>Within each file pair the product verifies the appropriate sizing, relative</text:p>
      <text:p text:style-name="P13"><text:tab/>to each other, of the entry-sequenced cluster and the key-sequenced cluster. If</text:p>
      <text:p text:style-name="P13"><text:tab/>the file pair is not relatively sized, then Connect Direct issues a warning</text:p>
      <text:p text:style-name="P13"><text:tab/>message and initialization continues.</text:p>
      <text:p text:style-name="P13"/>
      <text:p text:style-name="P13"><text:tab/>If either of the files of a pair has data then Connect Direct attempts to verify</text:p>
      <text:p text:style-name="P13"><text:tab/>that the two files are actually a statistics file pair. It will verify that the key-sequenced file <text:tab/>really does contain index information for the associated entry-sequenced file.</text:p>
      <text:p text:style-name="P13"/>
      <text:p text:style-name="P13"><text:tab/>Connect Direct uses control information maintained in the key-sequenced file</text:p>
      <text:p text:style-name="P13"><text:tab/>to perform the verification. The software keeps a control record in the KSDS which</text:p>
      <text:p text:style-name="P13"><text:tab/>contains the data set name and the control interval size of the paired</text:p>
      <text:p text:style-name="P13"><text:tab/>entry-sequenced file. If this information does not match, statistics initialization</text:p>
      <text:p text:style-name="P14"><text:tab/>fails.</text:p>
      <text:p text:style-name="P14"/>
      <text:p text:style-name="P11">Changing the control interval size of the ESDS, as I have, or renaming the clusters causes</text:p>
      <text:p text:style-name="P17">initialization to fail because the control record in the KSDS no longer matches</text:p>
      <text:p text:style-name="P17">the files. To overcome this IBM provide two options. </text:p>
      <text:p text:style-name="P17"/>
      <text:p text:style-name="P17">The first one allows you to use the DGADBKEY utility to rebuild the key-sequenced</text:p>
      <text:p text:style-name="P17">cluster. This utility recreates the KSDS control record so that it matches the</text:p>
      <text:p text:style-name="P17">new names or control interval size. The records in the file pair remain</text:p>
      <text:p text:style-name="P17">accessible when the DTF is available again. Thus avoiding a COLD start.</text:p>
      <text:p text:style-name="P17"/>
      <text:p text:style-name="P17">The second solution is to empty the files. The file pair is available for logging</text:p>
      <text:p text:style-name="P17">new records. However, the old records are no longer available. </text:p>
      <text:p text:style-name="P17"/>
      <text:p text:style-name="P17"><text:span text:style-name="T1">If I had decided just to change the </text:span>size of a file pair it is not a problem. The sizes of both files of a pair change together so that the relative sizes do not change. If the files are made larger and the names remain the same, then copy the records from the old smaller entry and key-sequenced clusters to the new larger ones. Similarly you can the same procedure to make a file pair smaller if all the existing records from both files will fit into the smaller space of the new files. If the existing</text:p>
      <text:p text:style-name="P17">records do not fit, then the new smaller file pair must be left empty initially, and the old records become unavailable.</text:p>
      <text:p text:style-name="P11"/>
      <text:p text:style-name="P11">Unfortunately setting up the new files requires an outage of Connect Direct and I decided the easiest and quickest method to reduce the outage was to COLD start the statistics after installation. In total it took around 15 minutes to setup the new configuration so the outage was short. By archiving old statistics prior to stopping and cold starting I ensured no data was lost. I cover archiving in a later technical paper in this series.</text:p>
      <text:p text:style-name="P11"/>
      <text:p text:style-name="P20">T<text:span text:style-name="T2">o initiate a cold start the initialisation parameter STATS.INIT = WARM had to be changed to STATS.INIT = COLD. As I was also increasing the number of files pairs from 2 to 7 I had to code initialisation parameter STAT.FILE.PAIRS = 7. </text:span></text:p>
      <text:p text:style-name="P18"/>
      <text:p text:style-name="P18">After archiving the existing statistics I stopped Connect Direct. At this point I then ran the JCL presented previously to allocate the new files. </text:p>
      <text:p text:style-name="P15"/>
      <text:p text:style-name="P19">The IBM Connect:Direct statistics facility processes the statistics file pair list in a circular, or wrap-around fashion. The system maintains statistics records in strictly chronological order both within each file pair, and with regard to the file pairs in the list. Unless STAT.INIT = COLD is coded <text:soft-page-break/>Connect Direct would verify that the order of the file pairs is valid. This verification is done by examining the date and time range of each non-empty file pair in the list. These must be in strictly ascending order throughout the list, except across the wrap point. Empty file pairs may appear anywhere in the list. </text:p>
      <text:p text:style-name="P19"/>
      <text:p text:style-name="P19">At this point confident everything was in place I restarted Connect Direct. The following shows when the new statistics files are being activated. I had to reply GO when prompted to force the COLD START and then you see the file pairs being allocated to the started task.</text:p>
      <text:p text:style-name="P19"/>
      <text:p text:style-name="P19"><text:s/>SITA029I STATISTICS FACILITY BEING INITIATED. <text:s text:c="28"/></text:p>
      <text:p text:style-name="P19">*72 SITA994A STATS COLD Start Requested, Reply "GO" or "CANCEL" or "WARM" <text:s/></text:p>
      <text:p text:style-name="P19"><text:s/>R 72,GO <text:s text:c="62"/></text:p>
      <text:p text:style-name="P19"><text:s/>IGD103I SMS ALLOCATED TO DDNAME NDM00002 <text:s text:c="33"/></text:p>
      <text:p text:style-name="P19"><text:s/>IGD103I SMS ALLOCATED TO DDNAME NDM00003 <text:s text:c="33"/></text:p>
      <text:p text:style-name="P19"><text:s/>IGD103I SMS ALLOCATED TO DDNAME NDM00004 <text:s text:c="33"/></text:p>
      <text:p text:style-name="P19"><text:s/>IGD103I SMS ALLOCATED TO DDNAME NDM00005 <text:s text:c="33"/></text:p>
      <text:p text:style-name="P19"><text:s/>IGD103I SMS ALLOCATED TO DDNAME NDM00006 <text:s text:c="33"/></text:p>
      <text:p text:style-name="P19"><text:s/>IGD103I SMS ALLOCATED TO DDNAME NDM00007 <text:s text:c="33"/></text:p>
      <text:p text:style-name="P19"><text:s/>IGD103I SMS ALLOCATED TO DDNAME NDM00008 <text:s text:c="33"/></text:p>
      <text:p text:style-name="P19"><text:s/>IGD103I SMS ALLOCATED TO DDNAME NDM00009 <text:s text:c="33"/></text:p>
      <text:p text:style-name="P19"><text:s/>IGD103I SMS ALLOCATED TO DDNAME NDM00010 <text:s text:c="33"/></text:p>
      <text:p text:style-name="P19"><text:s/>IGD103I SMS ALLOCATED TO DDNAME NDM00011 <text:s text:c="33"/></text:p>
      <text:p text:style-name="P19"><text:s/>IGD103I SMS ALLOCATED TO DDNAME NDM00012 <text:s text:c="33"/></text:p>
      <text:p text:style-name="P19"><text:s/>IGD103I SMS ALLOCATED TO DDNAME NDM00013 <text:s text:c="33"/></text:p>
      <text:p text:style-name="P19"><text:s/>IGD103I SMS ALLOCATED TO DDNAME NDM00014 <text:s text:c="33"/></text:p>
      <text:p text:style-name="P19"><text:s/>IGD103I SMS ALLOCATED TO DDNAME NDM00015 <text:s text:c="33"/></text:p>
      <text:p text:style-name="P19"><text:s/>SITA998I ACQUIRING STORAGE FOR STAT.QUEUE.ELEMENTS. <text:s text:c="6"/></text:p>
      <text:p text:style-name="P19"><text:s/>SSTL026I STATISTICS FILE PAIR 01 IS NOW ACTIVE. <text:s text:c="6"/></text:p>
      <text:p text:style-name="P19"><text:s/>SSTL019I STATISTICS FACILITY SUCCESSFULLY INITIALIZED. <text:s text:c="14"/></text:p>
      <text:p text:style-name="P19"/>
      <text:p text:style-name="P19">I then checked via the online panels the status of the new statistics:-</text:p>
      <text:p text:style-name="P19"/>
      <text:p text:style-name="P19">============================================================= <text:s/></text:p>
      <text:p text:style-name="P19">CD.MKTA <text:s text:c="9"/>*INQ STATS* DATE: 01.06.2020 <text:s/>TIME: 10:59:15 <text:s/></text:p>
      <text:p text:style-name="P19">============================================================= <text:s/></text:p>
      <text:p text:style-name="P19"><text:s text:c="63"/></text:p>
      <text:p text:style-name="P19">STATUS <text:s text:c="6"/>=&gt; ENABLED <text:s text:c="14"/>SEC. NAME <text:s/>=&gt; CDIRECT <text:s text:c="3"/></text:p>
      <text:p text:style-name="P19">RETURN CODE <text:s/>=&gt; 0 <text:s text:c="20"/>MESSAGE ID =&gt; SSTL000I <text:s text:c="2"/></text:p>
      <text:p text:style-name="P19">LAST "S2" <text:s text:c="3"/>=&gt; 00:00:00 <text:s text:c="13"/>QUE WAIT <text:s text:c="2"/>=&gt; NO <text:s text:c="8"/></text:p>
      <text:p text:style-name="P19">DSN BASE <text:s text:c="4"/>=&gt; NDM.MKTA.STATS <text:s text:c="7"/>Q THRESHLD =&gt; 375 <text:s text:c="7"/></text:p>
      <text:p text:style-name="P19">RST KSDS VERS=&gt; 2 <text:s text:c="20"/>Q LOW-WATR =&gt; 1497 <text:s text:c="6"/></text:p>
      <text:p text:style-name="P19">EXCLUDED <text:s text:c="4"/>=&gt; <text:s text:c="47"/></text:p>
      <text:p text:style-name="P19">****************** <text:s/>F I L E <text:s/>P A I R <text:s/>#01 <text:s/>****************** <text:s/></text:p>
      <text:p text:style-name="P19">STATUS <text:s text:c="6"/>=&gt; ACTIVE <text:s text:c="15"/>KSDS VERS <text:s/>=&gt; 2 <text:s text:c="9"/></text:p>
      <text:p text:style-name="P19">START DATE <text:s text:c="2"/>=&gt; 01.06.2020 <text:s text:c="11"/>END DATE <text:s text:c="2"/>=&gt; 01.06.2020 </text:p>
      <text:p text:style-name="P19">START TIME <text:s text:c="2"/>=&gt; 10:58:42 <text:s text:c="13"/>END TIME <text:s text:c="2"/>=&gt; 10:59:06 <text:s text:c="2"/></text:p>
      <text:p text:style-name="P19">KSDS SIZE <text:s text:c="3"/>=&gt; 737280 <text:s text:c="15"/>ESDS CIS <text:s text:c="2"/>=&gt; 32768 <text:s text:c="5"/></text:p>
      <text:p text:style-name="P19">ESDS SIZE <text:s text:c="3"/>=&gt; 8650752 <text:s text:c="14"/>ESDS LOC. <text:s/>=&gt; 7287 <text:s text:c="6"/></text:p>
      <text:p text:style-name="P19">RESET PEND. <text:s/>=&gt; NO <text:s text:c="19"/>ARCH. WAIT =&gt; NO <text:s text:c="8"/></text:p>
      <text:p text:style-name="P19">LAST SWITCH <text:s/>=&gt; <text:s text:c="22"/>SEL. COUNT =&gt; 0 <text:s text:c="9"/></text:p>
      <text:p text:style-name="P19">KSDS STATUS <text:s/>=&gt; ALLOC, OPEN <text:s text:c="10"/>ESDS STAT. =&gt; ALLOC, OPEN</text:p>
      <text:p text:style-name="P19"><text:s text:c="5"/>L-CMD <text:s text:c="2"/>=&gt; ENDREQ <text:s text:c="20"/>L-CMD =&gt; ENDREQ <text:s text:c="6"/></text:p>
      <text:p text:style-name="P19"><text:soft-page-break/><text:s text:c="5"/>L-MSG <text:s text:c="2"/>=&gt; SVS0000I <text:s text:c="18"/>L-MSG =&gt; SVS0000I <text:s text:c="4"/></text:p>
      <text:p text:style-name="P19"><text:s text:c="5"/>L-RC <text:s text:c="3"/>=&gt; 0 <text:s text:c="25"/>L-RC <text:s/>=&gt; 0 <text:s text:c="11"/></text:p>
      <text:p text:style-name="P19"><text:s text:c="5"/>L-FDB <text:s text:c="2"/>=&gt; 0 <text:s text:c="25"/>L-FDB =&gt; 0 <text:s text:c="11"/></text:p>
      <text:p text:style-name="P19">****************** <text:s/>F I L E <text:s/>P A I R <text:s/>#02 <text:s/>****************** <text:s text:c="3"/></text:p>
      <text:p text:style-name="P19">STATUS <text:s text:c="6"/>=&gt; EMPTY <text:s text:c="43"/></text:p>
      <text:p text:style-name="P19">****************** <text:s/>F I L E <text:s/>P A I R <text:s/>#03 <text:s/>****************** <text:s text:c="3"/></text:p>
      <text:p text:style-name="P19">STATUS <text:s text:c="6"/>=&gt; EMPTY <text:s text:c="43"/></text:p>
      <text:p text:style-name="P19">****************** <text:s/>F I L E <text:s/>P A I R <text:s/>#04 <text:s/>****************** <text:s text:c="3"/></text:p>
      <text:p text:style-name="P19">STATUS <text:s text:c="6"/>=&gt; EMPTY <text:s text:c="43"/></text:p>
      <text:p text:style-name="P19">****************** <text:s/>F I L E <text:s/>P A I R <text:s/>#05 <text:s/>****************** <text:s text:c="3"/></text:p>
      <text:p text:style-name="P19">STATUS <text:s text:c="6"/>=&gt; EMPTY <text:s text:c="43"/></text:p>
      <text:p text:style-name="P19">****************** <text:s/>F I L E <text:s/>P A I R <text:s/>#06 <text:s/>****************** <text:s text:c="3"/></text:p>
      <text:p text:style-name="P19">STATUS <text:s text:c="6"/>=&gt; EMPTY <text:s text:c="43"/></text:p>
      <text:p text:style-name="P19">****************** <text:s/>F I L E <text:s/>P A I R <text:s/>#07 <text:s/>****************** <text:s text:c="3"/></text:p>
      <text:p text:style-name="P19">STATUS <text:s text:c="6"/>=&gt; EMPTY <text:s text:c="43"/></text:p>
      <text:p text:style-name="P19"/>
      <text:p text:style-name="P19">Finally I reverted the initialisation parameter STATS.INIT = COLD back to STATS.INIT = WARM to ensure no data is lost when our Connect Direct started task is restarted.</text:p>
      <text:p text:style-name="P19"/>
      <text:p text:style-name="P11">We now have the ability to view statistics up to 60 days old and always have one weeks worth of statistics online for viewing. This is useful for debugging and also assessing changes and growth.</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amn " svg:font-family="'Times New Roamn'"/>
    <style:font-face style:name="Times New Roman " svg:font-family="'Times New Roman'" style:font-family-generic="roman"/>
    <style:font-face style:name="Helvetica-Bold" svg:font-family="Helvetica-Bold" style:font-family-generic="swiss"/>
    <style:font-face style:name="Lucida Sans1" svg:font-family="'Lucida Sans'" style:font-family-generic="swiss"/>
    <style:font-face style:name="Palatino-Bold" svg:font-family="Palatino-Bold" style:font-family-generic="swiss"/>
    <style:font-face style:name="Palatino-Roman" svg:font-family="Palatino-Roman" style:font-family-generic="swiss"/>
    <style:font-face style:name="XyvisionPiOne" svg:font-family="XyvisionPiOne"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28T16:36:34.52</meta:creation-date>
    <dc:date>2020-06-01T12:04:11.96</dc:date>
    <meta:editing-duration>PT9H55M3S</meta:editing-duration>
    <meta:editing-cycles>5</meta:editing-cycles>
    <meta:generator>OpenOffice/4.1.7$Win32 OpenOffice.org_project/417m1$Build-9800</meta:generator>
    <meta:document-statistic meta:table-count="0" meta:image-count="0" meta:object-count="0" meta:page-count="9" meta:paragraph-count="363" meta:word-count="2226" meta:character-count="30558"/>
  </office:meta>
</office:document-meta>
</file>